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6a496" officeooo:paragraph-rsid="0016a496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2pt" officeooo:rsid="0016a496" officeooo:paragraph-rsid="0016a496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6a496" officeooo:paragraph-rsid="0031868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318685" officeooo:paragraph-rsid="00347ca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3869bc" officeooo:paragraph-rsid="003869bc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6a496" officeooo:paragraph-rsid="0016a496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9ede2" officeooo:paragraph-rsid="0019ede2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baa59" officeooo:paragraph-rsid="00318685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ec4ba" officeooo:paragraph-rsid="001ec4ba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2044df" officeooo:paragraph-rsid="002044df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2f7b8e" officeooo:paragraph-rsid="002f7b8e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officeooo:rsid="001956f7" officeooo:paragraph-rsid="001956f7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officeooo:rsid="001956f7" officeooo:paragraph-rsid="0019ede2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officeooo:rsid="001c9583" officeooo:paragraph-rsid="001baa59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officeooo:rsid="001ec4ba" officeooo:paragraph-rsid="001ec4ba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officeooo:rsid="002044df" officeooo:paragraph-rsid="002044df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officeooo:rsid="00213786" officeooo:paragraph-rsid="00213786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officeooo:rsid="002638cb" officeooo:paragraph-rsid="002638cb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officeooo:rsid="002ed214" officeooo:paragraph-rsid="00329327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officeooo:rsid="002f7b8e" officeooo:paragraph-rsid="002f7b8e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officeooo:rsid="002f7b8e" officeooo:paragraph-rsid="00213786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officeooo:rsid="00206d1f" officeooo:paragraph-rsid="002044df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officeooo:rsid="001baa59" officeooo:paragraph-rsid="00347cac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officeooo:rsid="0035ce07" officeooo:paragraph-rsid="0035ce07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officeooo:rsid="00347cac" officeooo:paragraph-rsid="00347cac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officeooo:rsid="0038a521" officeooo:paragraph-rsid="0038a521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061d" officeooo:paragraph-rsid="002b061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86ba5" officeooo:paragraph-rsid="00386ba5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808080" style:font-name="Droid Sans Mono" fo:font-size="10.5pt" style:text-underline-style="none" fo:font-weight="normal" officeooo:rsid="002f7b8e" officeooo:paragraph-rsid="002f7b8e" fo:background-color="#1e1e1e" style:font-size-asian="10.5pt" style:font-size-complex="12pt"/>
    </style:style>
    <style:style style:name="P30" style:family="paragraph" style:parent-style-name="Standard">
      <style:text-properties officeooo:rsid="003659c6" officeooo:paragraph-rsid="00386ba5"/>
    </style:style>
    <style:style style:name="P31" style:family="paragraph" style:parent-style-name="Standard">
      <style:text-properties officeooo:rsid="003b5c15" officeooo:paragraph-rsid="00386ba5"/>
    </style:style>
    <style:style style:name="P32" style:family="paragraph" style:parent-style-name="Standard">
      <style:text-properties officeooo:rsid="00222bd4" officeooo:paragraph-rsid="00386ba5"/>
    </style:style>
    <style:style style:name="P33" style:family="paragraph" style:parent-style-name="Standard">
      <style:text-properties officeooo:rsid="00387453" officeooo:paragraph-rsid="00386ba5"/>
    </style:style>
    <style:style style:name="P34" style:family="paragraph" style:parent-style-name="Standard">
      <style:text-properties officeooo:rsid="0014a885" officeooo:paragraph-rsid="00386ba5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6809a" officeooo:paragraph-rsid="00386ba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af7de" officeooo:paragraph-rsid="003af7de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caabf" officeooo:paragraph-rsid="003caabf" style:font-size-asian="10.5pt" style:font-weight-asian="normal" style:font-size-complex="12pt" style:font-weight-complex="normal"/>
    </style:style>
    <style:style style:name="T1" style:family="text">
      <style:text-properties officeooo:rsid="0027971d"/>
    </style:style>
    <style:style style:name="T2" style:family="text">
      <style:text-properties officeooo:rsid="002eba1b"/>
    </style:style>
    <style:style style:name="T3" style:family="text">
      <style:text-properties officeooo:rsid="00318685"/>
    </style:style>
    <style:style style:name="T4" style:family="text">
      <style:text-properties officeooo:rsid="00347cac"/>
    </style:style>
    <style:style style:name="T5" style:family="text">
      <style:text-properties style:text-underline-style="none" officeooo:rsid="001e7355"/>
    </style:style>
    <style:style style:name="T6" style:family="text">
      <style:text-properties officeooo:rsid="0035ce07"/>
    </style:style>
    <style:style style:name="T7" style:family="text">
      <style:text-properties officeooo:rsid="00413e4c"/>
    </style:style>
    <style:style style:name="T8" style:family="text">
      <style:text-properties officeooo:rsid="003e14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se en page via le css</text:p>
      <text:p text:style-name="P1"/>
      <text:p text:style-name="P1"/>
      <text:p text:style-name="P1"/>
      <text:p text:style-name="P2"/>
      <text:p text:style-name="P5">voire le tout comme un ensemble composé élément analyse très descendante, un micro société, des éléments avec des caractéristique propre, un peu comme orienté objet…</text:p>
      <text:p text:style-name="P5">deux grand parties, les propriétés propres aux élements et celles par rapport aux autres éléments leur disposititon display ...</text:p>
      <text:p text:style-name="P2">élement block ou ligne dans le flot…</text:p>
      <text:p text:style-name="P2"/>
      <text:p text:style-name="P6">Cours normal</text:p>
      <text:p text:style-name="P2"/>
      <text:p text:style-name="P3">disposition display </text:p>
      <text:p text:style-name="P3">block : </text:p>
      <text:p text:style-name="P23">. largeur 100 % du conteneur, retour à la ligne, width et height respecté, padding marging border effet de repousser les autre éléments <text:span text:style-name="T4">les marges vertical fusionnent ...</text:span></text:p>
      <text:p text:style-name="P2">pour dispo in ligne : largeur /hauteur définit par le contenu <text:span text:style-name="T3">mais width et high ne s’applique pas</text:span></text:p>
      <text:p text:style-name="P4">et verticale ne repousse pas les autres… <text:span text:style-name="T4">margin haut et bas sns effet </text:span><text:span text:style-name="T5">marging...horysontale appliqué et repousse les autre éléments.</text:span></text:p>
      <text:p text:style-name="P3"/>
      <text:p text:style-name="P8">Le modèle des boîtes </text:p>
      <text:p text:style-name="P19"/>
      <text:p text:style-name="P19">Display</text:p>
      <text:p text:style-name="P19">La propriété display définit le type d’affichage avec deux deux compsantes : ineterieur et ectérieur</text:p>
      <text:p text:style-name="P19">exterieur comment il participe au flux </text:p>
      <text:p text:style-name="P19">interieur définit l’organisation des éléments enfant.</text:p>
      <text:p text:style-name="P19"/>
      <text:p text:style-name="P6">Flexbox</text:p>
      <text:p text:style-name="P12">les elements sont flexibles : ils se gon<text:span text:style-name="T4">f</text:span>le ou se retrecisent pour occuper l ‘espace disponible</text:p>
      <text:p text:style-name="P12"/>
      <text:p text:style-name="P12">propriété flex définit à l’élément parent qui devient contener un block, et découlent sur les enfants sont les item qui sont flexibles…</text:p>
      <text:p text:style-name="P12">flew-wrap qd l ‘enfant déborde du conteneur</text:p>
      <text:p text:style-name="P12">flex-direction : row ou colum</text:p>
      <text:p text:style-name="P12"/>
      <text:p text:style-name="P12">Taille modulable des elts flex <text:span text:style-name="T4">des items, </text:span><text:span text:style-name="T6">capacité à être flexlibles…</text:span></text:p>
      <text:p text:style-name="P24">flex-basics taille de départ des eelement en proportion avant retrecissement ou agrandissement...</text:p>
      <text:p text:style-name="P24">flex-grow par default egal à zero peuve ps grossir</text:p>
      <text:p text:style-name="P24">flex-shrink par default egal a 1</text:p>
      <text:p text:style-name="P24">notation raccourcie flex : valeur flex-grox valeur srink pui basics...</text:p>
      <text:p text:style-name="P12"/>
      <text:p text:style-name="P7">Position</text:p>
      <text:p text:style-name="P13"/>
      <text:p text:style-name="P14"/>
      <text:p text:style-name="P9">Positionnement intérieur et extérieurs inner ou outer display </text:p>
      <text:p text:style-name="P9"/>
      <text:p text:style-name="P15">un contenu se comporte comme l’élément boite en block ou in ligne, on peut lui appliquer une configuration display flex ou autre …</text:p>
      <text:p text:style-name="P16"/>
      <text:p text:style-name="P16"/>
      <text:p text:style-name="P10"><text:soft-page-break/>Modèle de boite css</text:p>
      <text:p text:style-name="P22"/>
      <text:p text:style-name="P17">modèle standard</text:p>
      <text:p text:style-name="P17">Modèle alternatif width et height coprennent contener paddind <text:span text:style-name="T2">border</text:span>: <text:span text:style-name="T1">box-sizing : border-box</text:span></text:p>
      <text:p text:style-name="P18">box sizing chgt de definition de widh et height de référence convontion...</text:p>
      <text:p text:style-name="P21"/>
      <text:p text:style-name="P11">Meta donnée dans head :</text:p>
      <text:p text:style-name="P11"/>
      <text:p text:style-name="P20">sert aux nav leur robots pour afficher et comprendre la page…</text:p>
      <text:p text:style-name="P29"/>
      <text:p text:style-name="P20"/>
      <text:p text:style-name="P25">Pour centrer un element dans une boite horysontalement on peut faire margin auto et pour me contenu texte-align.</text:p>
      <text:p text:style-name="P26">Avec image ne marche pas forcement, img doit être dans une div pour text-align ou sinon transformer en bloc et definir une largeur puis margin auto...</text:p>
      <text:p text:style-name="P27"/>
      <text:p text:style-name="P27"/>
      <text:p text:style-name="P28">Exo :</text:p>
      <text:p text:style-name="P28"/>
      <text:p text:style-name="P30">Decomposer au maximumu le travail faire par étape et vérifier</text:p>
      <text:p text:style-name="P30"/>
      <text:p text:style-name="P31">Bien regarder l’emelement parent pour appliquer flex ect …</text:p>
      <text:p text:style-name="P31">Bien regarder l’emelement parent pour appliquer flex ect ...</text:p>
      <text:p text:style-name="P32"/>
      <text:p text:style-name="P32">pour répartir deux element sur la même ligne qui prennent tous l’espace propriété flex -<text:span text:style-name="T7">basics</text:span>: 50 %</text:p>
      <text:p text:style-name="P33">pour ce faire l’element doit être flex donc délaré ds l’élement parent display flex…</text:p>
      <text:p text:style-name="P34"/>
      <text:p text:style-name="P35">si la largeur est en pourcentage alors l’element va varier naturellement sans mettre flex srink ou grow faut display flex ou dans tout les cas </text:p>
      <text:p text:style-name="P35"/>
      <text:p text:style-name="P35"/>
      <text:p text:style-name="P36">mise en page photo image</text:p>
      <text:p text:style-name="P36"/>
      <text:p text:style-name="P36">selectionné la balise image, dans le css definir sa hauteur largeur puis on apllique propriété object-fit qui peut prendre comme valeur contain cover …</text:p>
      <text:p text:style-name="P37">faut il qu’elle soit ds un contenair ?</text:p>
      <text:p text:style-name="P37">proriété object-position. <text:span text:style-name="T8">Pour un element exterieur peut definir la position dans son conteneur premier chiffre par rapport aux abscisses et 2meme ordonné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0T10:59:16.515222088</meta:creation-date>
    <dc:date>2022-03-13T16:24:44.015919042</dc:date>
    <meta:editing-duration>PT8H10M54S</meta:editing-duration>
    <meta:editing-cycles>29</meta:editing-cycles>
    <meta:generator>LibreOffice/6.4.7.2$Linux_X86_64 LibreOffice_project/40$Build-2</meta:generator>
    <meta:document-statistic meta:table-count="0" meta:image-count="0" meta:object-count="0" meta:page-count="2" meta:paragraph-count="47" meta:word-count="527" meta:character-count="3266" meta:non-whitespace-character-count="2780"/>
  </office:meta>
</office:document-meta>
</file>